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opacity="50%" draw:textarea-horizontal-align="center" draw:textarea-vertical-align="middle" draw:shadow-opacity="50%"/>
    </style:style>
    <style:style style:name="gr2" style:family="graphic" style:parent-style-name="standard">
      <style:graphic-properties draw:stroke="none" draw:fill="solid" draw:fill-color="#b3b3b3" draw:opacity="50%" draw:textarea-horizontal-align="center" draw:textarea-vertical-align="middle" draw:shadow-opacity="50%"/>
    </style:style>
    <style:style style:name="gr3" style:family="graphic" style:parent-style-name="standard">
      <style:graphic-properties draw:stroke="none" draw:fill="solid" draw:fill-color="#cccccc" draw:opacity="50%" draw:textarea-horizontal-align="center" draw:textarea-vertical-align="middle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cm"/>
      <style:paragraph-properties style:writing-mode="tb-rl"/>
    </style:style>
    <style:style style:name="gr6" style:family="graphic" style:parent-style-name="standard">
      <style:graphic-properties svg:stroke-width="0.1cm" draw:marker-start-width="0.35cm" draw:marker-end-width="0.35cm" draw:fill="solid" draw:fill-color="#ff950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Vani" style:font-family-generic="swiss" style:font-pitch="variable"/>
    </style:style>
    <style:style style:name="P3" style:family="paragraph">
      <style:paragraph-properties fo:text-align="end"/>
    </style:style>
    <style:style style:name="P4" style:family="paragraph">
      <style:text-properties fo:color="#ff950e" fo:font-family="Vani" style:font-family-generic="swiss" style:font-pitch="variable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tb-rl"/>
      <style:text-properties fo:font-family="Verdana" style:font-family-generic="swiss" style:font-pitch="variable" fo:font-weight="bold" style:font-weight-asian="bold" style:font-weight-complex="bold"/>
    </style:style>
    <style:style style:name="P7" style:family="paragraph">
      <style:paragraph-properties fo:text-align="center" style:writing-mode="tb-rl"/>
      <style:text-properties fo:font-family="Verdana" style:font-family-generic="swiss" style:font-pitch="variable" fo:font-weight="bold" style:font-weight-asian="bold" style:font-weight-complex="bold"/>
    </style:style>
    <style:style style:name="T1" style:family="text">
      <style:text-properties fo:font-family="Vani" style:font-family-generic="swiss" style:font-pitch="variable"/>
    </style:style>
    <style:style style:name="T2" style:family="text">
      <style:text-properties fo:font-family="Van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cm" svg:height="9.5cm" svg:x="0cm" svg:y="0cm">
          <text:p/>
        </draw:rect>
        <draw:rect draw:style-name="gr2" draw:text-style-name="P1" draw:layer="layout" svg:width="21cm" svg:height="9.2cm" svg:x="0cm" svg:y="20.5cm">
          <text:p/>
        </draw:rect>
        <draw:rect draw:style-name="gr3" draw:text-style-name="P1" draw:layer="layout" svg:width="21cm" svg:height="11cm" svg:x="0cm" svg:y="9.5cm">
          <text:p/>
        </draw:rect>
        <draw:frame draw:style-name="gr4" draw:text-style-name="P2" draw:layer="layout" svg:width="11.627cm" svg:height="2.156cm" svg:x="0.5cm" svg:y="0.306cm">
          <draw:text-box>
            <text:p><text:span text:style-name="T1">For big results, think small</text:span></text:p>
            <text:p><text:span text:style-name="T2">(Pick something you have a reasonable chance of achieving)</text:span></text:p>
          </draw:text-box>
        </draw:frame>
        <draw:frame draw:style-name="gr4" draw:text-style-name="P2" draw:layer="layout" svg:width="11.949cm" svg:height="2.156cm" svg:x="4.076cm" svg:y="3.528cm">
          <draw:text-box>
            <text:p text:style-name="P1"><text:span text:style-name="T1">Mental contrasting</text:span></text:p>
            <text:p><text:span text:style-name="T2">(Imagine the postive, think about the negative, then contrast)</text:span></text:p>
          </draw:text-box>
        </draw:frame>
        <draw:frame draw:style-name="gr4" draw:text-style-name="P4" draw:layer="layout" svg:width="11.598cm" svg:height="2.156cm" svg:x="7.902cm" svg:y="6.749cm">
          <draw:text-box>
            <text:p text:style-name="P3"><text:span text:style-name="T1">Make a very specific ‘if-then’ plan</text:span></text:p>
            <text:p><text:span text:style-name="T2">(Make really specific plans that link situations with actions)</text:span></text:p>
          </draw:text-box>
        </draw:frame>
        <draw:frame draw:style-name="gr4" draw:text-style-name="P2" draw:layer="layout" svg:width="9.54cm" svg:height="2.156cm" svg:x="0.5cm" svg:y="9.571cm">
          <draw:text-box>
            <text:p><text:span text:style-name="T1">Repeat</text:span></text:p>
            <text:p><text:span text:style-name="T2">(Each time you repeat it, the habit gets stronger)</text:span></text:p>
          </draw:text-box>
        </draw:frame>
        <draw:frame draw:style-name="gr4" draw:text-style-name="P2" draw:layer="layout" svg:width="11.695cm" svg:height="2.156cm" svg:x="4.166cm" svg:y="12.392cm">
          <draw:text-box>
            <text:p text:style-name="P5"><text:span text:style-name="T1">Tweak</text:span></text:p>
            <text:p text:style-name="P5"><text:span text:style-name="T2">(If the habit change isn’t working, you may need to tweak it)</text:span></text:p>
          </draw:text-box>
        </draw:frame>
        <draw:frame draw:style-name="gr4" draw:text-style-name="P2" draw:layer="layout" svg:width="12.355cm" svg:height="2.156cm" svg:x="3.836cm" svg:y="15.214cm">
          <draw:text-box>
            <text:p text:style-name="P1"><text:span text:style-name="T1">Don’t supress...</text:span></text:p>
            <text:p><text:span text:style-name="T2">(Don’t supress thoughts/temptations, they come back stronger)</text:span></text:p>
          </draw:text-box>
        </draw:frame>
        <draw:frame draw:style-name="gr4" draw:text-style-name="P2" draw:layer="layout" svg:width="9.824cm" svg:height="2.156cm" svg:x="9.776cm" svg:y="18.035cm">
          <draw:text-box>
            <text:p text:style-name="P3"><text:span text:style-name="T1">...Instead Replace</text:span></text:p>
            <text:p><text:span text:style-name="T2">(Plan a new good habit to replace the bad old one)</text:span></text:p>
          </draw:text-box>
        </draw:frame>
        <draw:frame draw:style-name="gr4" draw:text-style-name="P2" draw:layer="layout" svg:width="13.363cm" svg:height="2.156cm" svg:x="0.3cm" svg:y="20.857cm">
          <draw:text-box>
            <text:p text:style-name="P5"><text:span text:style-name="T1">Shield Yourself</text:span></text:p>
            <text:p text:style-name="P3"><text:span text:style-name="T2">(Old habits don’t just disappear, so plan ahead to work around them)</text:span></text:p>
          </draw:text-box>
        </draw:frame>
        <draw:frame draw:style-name="gr4" draw:text-style-name="P2" draw:layer="layout" svg:width="10.162cm" svg:height="2.156cm" svg:x="5.419cm" svg:y="24.229cm">
          <draw:text-box>
            <text:p text:style-name="P1"><text:span text:style-name="T1">Pre-commit</text:span></text:p>
            <text:p text:style-name="P3"><text:span text:style-name="T2">(Plan ahead, remove temptations, sensible defaults)</text:span></text:p>
          </draw:text-box>
        </draw:frame>
        <draw:frame draw:style-name="gr4" draw:text-style-name="P2" draw:layer="layout" svg:width="10.988cm" svg:height="2.156cm" svg:x="8.402cm" svg:y="27cm">
          <draw:text-box>
            <text:p text:style-name="P3"><text:span text:style-name="T1">Self-affirmation</text:span></text:p>
            <text:p text:style-name="P1"><text:span text:style-name="T2">(Simply think about something that is important to you)</text:span></text:p>
          </draw:text-box>
        </draw:frame>
        <draw:frame draw:style-name="gr5" draw:text-style-name="P6" draw:layer="layout" svg:width="1.297cm" svg:height="4.75cm" svg:x="19.503cm" svg:y="0.5cm">
          <draw:text-box>
            <text:p text:style-name="P6"><text:span text:style-name="T3">CHOOSING</text:span></text:p>
          </draw:text-box>
        </draw:frame>
        <draw:frame draw:style-name="gr5" draw:text-style-name="P6" draw:layer="layout" svg:width="1.297cm" svg:height="3cm" svg:x="19.503cm" svg:y="10cm">
          <draw:text-box>
            <text:p text:style-name="P6"><text:span text:style-name="T3">DOING</text:span></text:p>
          </draw:text-box>
        </draw:frame>
        <draw:frame draw:style-name="gr5" draw:text-style-name="P7" draw:layer="layout" svg:width="1.297cm" svg:height="6.5cm" svg:x="19.503cm" svg:y="21cm">
          <draw:text-box>
            <text:p text:style-name="P6"><text:span text:style-name="T3">PERSISTING</text:span></text:p>
          </draw:text-box>
        </draw:frame>
        <draw:line draw:style-name="gr6" draw:text-style-name="P1" draw:layer="layout" svg:x1="19.6cm" svg:y1="29.7cm" svg:x2="19.6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cm" fo:margin-bottom="0.42cm" fo:margin-left="0.42cm" fo:margin-right="0.4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ke hayes</meta:initial-creator>
    <meta:creation-date>2013-01-10T17:57:58.73</meta:creation-date>
    <dc:date>2013-01-14T14:35:03.83</dc:date>
    <dc:creator>mike hayes</dc:creator>
    <meta:editing-duration>PT4H16M17S</meta:editing-duration>
    <meta:editing-cycles>2</meta:editing-cycles>
    <meta:generator>Oracle_Open_Office/3.3$Win32 OpenOffice.org_project/330m7$Build-9552</meta:generator>
    <meta:printed-by>mike hayes</meta:printed-by>
    <meta:print-date>2013-01-14T10:30:48.87</meta:print-date>
    <meta:document-statistic meta:object-count="17"/>
  </office:meta>
</office:document-meta>
</file>